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907cm" table:align="margins"/>
    </style:style>
    <style:style style:name="Tabela1.A" style:family="table-column">
      <style:table-column-properties style:column-width="17.90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907cm" table:align="margins"/>
    </style:style>
    <style:style style:name="Tabela2.A" style:family="table-column">
      <style:table-column-properties style:column-width="2.985cm" style:rel-column-width="10922*"/>
    </style:style>
    <style:style style:name="Tabela2.B" style:family="table-column">
      <style:table-column-properties style:column-width="2.985cm" style:rel-column-width="1092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b8c" officeooo:paragraph-rsid="001afb8c"/>
    </style:style>
    <style:style style:name="P2" style:family="paragraph" style:parent-style-name="Standard">
      <style:text-properties officeooo:rsid="001afb8c" officeooo:paragraph-rsid="001b7249"/>
    </style:style>
    <style:style style:name="P3" style:family="paragraph" style:parent-style-name="Standard">
      <style:paragraph-properties fo:text-align="center" style:justify-single-word="false"/>
      <style:text-properties officeooo:rsid="001afb8c" officeooo:paragraph-rsid="001afb8c"/>
    </style:style>
    <style:style style:name="P4" style:family="paragraph" style:parent-style-name="Standard">
      <style:text-properties fo:font-weight="bold" officeooo:rsid="001afb8c" officeooo:paragraph-rsid="001afb8c" fo:background-color="#ffff00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afb8c" officeooo:paragraph-rsid="001afb8c" fo:background-color="#ffff00" style:font-weight-asian="bold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fb8c" officeooo:paragraph-rsid="001afb8c"/>
    </style:style>
    <style:style style:name="P7" style:family="paragraph" style:parent-style-name="Table_20_Contents">
      <style:paragraph-properties fo:text-align="center" style:justify-single-word="false"/>
      <style:text-properties officeooo:rsid="001afb8c" officeooo:paragraph-rsid="001afb8c"/>
    </style:style>
    <style:style style:name="P8" style:family="paragraph" style:parent-style-name="Table_20_Contents">
      <style:paragraph-properties fo:text-align="center" style:justify-single-word="false"/>
      <style:text-properties officeooo:rsid="001affce" officeooo:paragraph-rsid="001affc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list-style-name="L1">
      <style:text-properties officeooo:rsid="001afb8c" officeooo:paragraph-rsid="001afb8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rsid="001d3e9e" officeooo:paragraph-rsid="001d3e9e"/>
    </style:style>
    <style:style style:name="P13" style:family="paragraph" style:parent-style-name="Text_20_body">
      <style:text-properties style:use-window-font-color="true" style:font-name="Liberation Serif" fo:font-size="12pt" officeooo:rsid="001b7249" style:font-size-asian="12pt" style:font-size-complex="12pt"/>
    </style:style>
    <style:style style:name="T1" style:family="text">
      <style:text-properties fo:font-variant="normal" fo:text-transform="none" fo:color="#1d1f22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1d1f22" fo:font-size="10.5pt" fo:letter-spacing="normal" fo:font-style="normal" fo:font-weight="normal"/>
    </style:style>
    <style:style style:name="T3" style:family="text">
      <style:text-properties fo:font-variant="normal" fo:text-transform="none" fo:color="#1d1f22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1b7249"/>
    </style:style>
    <style:style style:name="T6" style:family="text">
      <style:text-properties style:font-name="Liberation Serif" officeooo:rsid="001b7249"/>
    </style:style>
    <style:style style:name="T7" style:family="text">
      <style:text-properties style:font-name="Liberation Serif" fo:font-size="12pt" officeooo:rsid="001b7249" style:font-size-asian="12pt" style:font-size-complex="12pt"/>
    </style:style>
    <style:style style:name="T8" style:family="text">
      <style:text-properties style:use-window-font-color="true" style:font-name="Liberation Serif" fo:font-size="12pt" officeooo:rsid="001b7249" style:font-size-asian="12pt" style:font-size-complex="12pt"/>
    </style:style>
    <style:style style:name="T9" style:family="text">
      <style:text-properties officeooo:rsid="001e35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LEÇÃO DO ALGORITMO DE APRENDIZAGEM DE MÁQUINA</text:p>
      <text:p text:style-name="P11"/>
      <text:p text:style-name="P12">Wendle<text:span text:style-name="T9">y</text:span>, 06/11/2018</text:p>
      <text:p text:style-name="Standard"/>
      <text:p text:style-name="Standard">Algumas linhas do arquivo CSV:</text:p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,rssi,prr,prr2,snr,txentrega,relacao,latencia-ms,potencia</text:p>
            <text:p text:style-name="P1">61,-109.160458782,0.5,0.5,-3.4127756946,44.4444444444,7.875,999.0,45.0</text:p>
            <text:p text:style-name="P1">62,-109.144513482,0.5,0.5,-3.94957215834,42.1052631579,8.0,999.0,45.0</text:p>
            <text:p text:style-name="P1">63,-109.1324661,0.5,0.5,-1.94352365376,42.1052631579,8.125,999.0,45.0</text:p>
            <text:p text:style-name="P1">64,-109.090254156,0.5,0.5,-3.53613334798,42.1052631579,8.25,999.0,45.0</text:p>
            <text:p text:style-name="P1">65,-109.194556812,0.5,0.5,-2.91647114115,40.0,8.375,999.0,45.0</text:p>
            <text:p text:style-name="P1">66,-109.240579826,0.5,0.5,-3.56539245306,40.0,8.5,999.0,45.0</text:p>
          </table:table-cell>
        </table:table-row>
      </table:table>
      <text:p text:style-name="P1"/>
      <text:p text:style-name="P1">Disponível em: <text:a xlink:type="simple" xlink:href="https://github.com/wendley/sdr/blob/master/traces-Cen1a4.csv" text:style-name="Internet_20_link" text:visited-style-name="Visited_20_Internet_20_Link">https://github.com/wendley/sdr/blob/master/traces-Cen1a4.csv</text:a> (71472 linhas)</text:p>
      <text:p text:style-name="P1"/>
      <text:p text:style-name="P1"/>
      <text:p text:style-name="P1">Métodos utilizados nos testes:</text:p>
      <text:list xml:id="list5642760069656050773" text:style-name="L1">
        <text:list-item>
          <text:p text:style-name="P10">Validação cruzada (Cross-validation) com Shuffle Split</text:p>
        </text:list-item>
        <text:list-item>
          <text:p text:style-name="P10">Validação cruzada com kFold</text:p>
        </text:list-item>
        <text:list-item>
          <text:p text:style-name="P10">Proporção 80%/20%</text:p>
        </text:list-item>
      </text:list>
      <text:p text:style-name="P1"/>
      <text:p text:style-name="P6"/>
      <text:p text:style-name="P1">Inputs: ['rssi','prr','snr']</text:p>
      <text:p text:style-name="P1">Target: ‘txentrega’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 table:number-columns-repeated="2"/>
        <table:table-column table:style-name="Tabela2.A"/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Acurácia Cross Validation </text:p>
            <text:p text:style-name="P8">(Shuffle split=5)</text:p>
          </table:table-cell>
          <table:table-cell table:style-name="Tabela2.A1" office:value-type="string">
            <text:p text:style-name="P8">Acurácia Cross Validation (Kfold=5)</text:p>
          </table:table-cell>
          <table:table-cell table:style-name="Tabela2.A1" office:value-type="string">
            <text:p text:style-name="P8">80% / 20%</text:p>
            <text:p text:style-name="P8">RMSE</text:p>
          </table:table-cell>
          <table:table-cell table:style-name="Tabela2.A1" office:value-type="string">
            <text:p text:style-name="P8">80% / 20%</text:p>
            <text:p text:style-name="P8">Explained variance score *</text:p>
          </table:table-cell>
          <table:table-cell table:style-name="Tabela2.F1" office:value-type="string">
            <text:p text:style-name="P8">80% / 20%</text:p>
            <text:p text:style-name="P8">MAE</text:p>
          </table:table-cell>
        </table:table-row>
        <table:table-row>
          <table:table-cell table:style-name="Tabela2.A2" office:value-type="string">
            <text:p text:style-name="P7">Linear Regression</text:p>
          </table:table-cell>
          <table:table-cell table:style-name="Tabela2.A2" office:value-type="string">
            <text:p text:style-name="P8">0.93 (+/- 0.00)</text:p>
          </table:table-cell>
          <table:table-cell table:style-name="Tabela2.A2" office:value-type="string">
            <text:p text:style-name="P8">0.93 (+/- 0.00)</text:p>
          </table:table-cell>
          <table:table-cell table:style-name="Tabela2.A2" office:value-type="string">
            <text:p text:style-name="P8">8.6708</text:p>
          </table:table-cell>
          <table:table-cell table:style-name="Tabela2.A2" office:value-type="string">
            <text:p text:style-name="P8">0.9286</text:p>
          </table:table-cell>
          <table:table-cell table:style-name="Tabela2.F2" office:value-type="string">
            <text:p text:style-name="P8">5.6977</text:p>
          </table:table-cell>
        </table:table-row>
        <table:table-row>
          <table:table-cell table:style-name="Tabela2.A2" office:value-type="string">
            <text:p text:style-name="P7">SVR</text:p>
          </table:table-cell>
          <table:table-cell table:style-name="Tabela2.A2" office:value-type="string">
            <text:p text:style-name="P8">0.92 (+/- 0.00)</text:p>
          </table:table-cell>
          <table:table-cell table:style-name="Tabela2.A2" office:value-type="string">
            <text:p text:style-name="P8">0.92 (+/- 0.00)</text:p>
          </table:table-cell>
          <table:table-cell table:style-name="Tabela2.A2" office:value-type="string">
            <text:p text:style-name="P8">9.0880</text:p>
          </table:table-cell>
          <table:table-cell table:style-name="Tabela2.A2" office:value-type="string">
            <text:p text:style-name="P8">0.9217</text:p>
          </table:table-cell>
          <table:table-cell table:style-name="Tabela2.F2" office:value-type="string">
            <text:p text:style-name="P8">4.8781</text:p>
          </table:table-cell>
        </table:table-row>
        <table:table-row>
          <table:table-cell table:style-name="Tabela2.A2" office:value-type="string">
            <text:p text:style-name="P7">LinearSVR</text:p>
          </table:table-cell>
          <table:table-cell table:style-name="Tabela2.A2" office:value-type="string">
            <text:p text:style-name="P8">0.90 (+/- 0.03)</text:p>
          </table:table-cell>
          <table:table-cell table:style-name="Tabela2.A2" office:value-type="string">
            <text:p text:style-name="P8">0.90 (+/- 0.04)</text:p>
          </table:table-cell>
          <table:table-cell table:style-name="Tabela2.A2" office:value-type="string">
            <text:p text:style-name="P8">10.2189</text:p>
          </table:table-cell>
          <table:table-cell table:style-name="Tabela2.A2" office:value-type="string">
            <text:p text:style-name="P8">0.9240</text:p>
          </table:table-cell>
          <table:table-cell table:style-name="Tabela2.F2" office:value-type="string">
            <text:p text:style-name="P8">6.6723</text:p>
          </table:table-cell>
        </table:table-row>
        <table:table-row>
          <table:table-cell table:style-name="Tabela2.A2" office:value-type="string">
            <text:p text:style-name="P7">NuSVR</text:p>
          </table:table-cell>
          <table:table-cell table:style-name="Tabela2.A2" office:value-type="string">
            <text:p text:style-name="P8">0.78 (+/- 0.00)</text:p>
          </table:table-cell>
          <table:table-cell table:style-name="Tabela2.A2" office:value-type="string">
            <text:p text:style-name="P8">0.78 (+/- 0.01)</text:p>
          </table:table-cell>
          <table:table-cell table:style-name="Tabela2.A2" office:value-type="string">
            <text:p text:style-name="P8">14.9823</text:p>
          </table:table-cell>
          <table:table-cell table:style-name="Tabela2.A2" office:value-type="string">
            <text:p text:style-name="P8">0.8152</text:p>
          </table:table-cell>
          <table:table-cell table:style-name="Tabela2.F2" office:value-type="string">
            <text:p text:style-name="P8">13.5685</text:p>
          </table:table-cell>
        </table:table-row>
        <table:table-row>
          <table:table-cell table:style-name="Tabela2.A2" office:value-type="string">
            <text:p text:style-name="P7">KNN</text:p>
          </table:table-cell>
          <table:table-cell table:style-name="Tabela2.A2" office:value-type="string">
            <text:p text:style-name="P8">0.94 (+/- 0.00)</text:p>
          </table:table-cell>
          <table:table-cell table:style-name="Tabela2.A2" office:value-type="string">
            <text:p text:style-name="P8">0.94 (+/- 0.00)</text:p>
          </table:table-cell>
          <table:table-cell table:style-name="Tabela2.A2" office:value-type="string">
            <text:p text:style-name="P8">7.6541</text:p>
          </table:table-cell>
          <table:table-cell table:style-name="Tabela2.A2" office:value-type="string">
            <text:p text:style-name="P8">0.9444</text:p>
          </table:table-cell>
          <table:table-cell table:style-name="Tabela2.F2" office:value-type="string">
            <text:p text:style-name="P8">3.9763</text:p>
          </table:table-cell>
        </table:table-row>
        <table:table-row>
          <table:table-cell table:style-name="Tabela2.A2" office:value-type="string">
            <text:p text:style-name="P7">Decision Tree Reg.</text:p>
          </table:table-cell>
          <table:table-cell table:style-name="Tabela2.A2" office:value-type="string">
            <text:p text:style-name="P8">0.97 (+/- 0.00)</text:p>
          </table:table-cell>
          <table:table-cell table:style-name="Tabela2.A2" office:value-type="string">
            <text:p text:style-name="P8">0.97 (+/- 0.00)</text:p>
          </table:table-cell>
          <table:table-cell table:style-name="Tabela2.A2" office:value-type="string">
            <text:p text:style-name="P8">5.7607</text:p>
          </table:table-cell>
          <table:table-cell table:style-name="Tabela2.A2" office:value-type="string">
            <text:p text:style-name="P8">0.9685</text:p>
          </table:table-cell>
          <table:table-cell table:style-name="Tabela2.F2" office:value-type="string">
            <text:p text:style-name="P8">2.3567</text:p>
          </table:table-cell>
        </table:table-row>
        <table:table-row>
          <table:table-cell table:style-name="Tabela2.A2" office:value-type="string">
            <text:p text:style-name="P7">NNet</text:p>
          </table:table-cell>
          <table:table-cell table:style-name="Tabela2.A2" office:value-type="string">
            <text:p text:style-name="P8">0.95 (+/- 0.03)</text:p>
          </table:table-cell>
          <table:table-cell table:style-name="Tabela2.A2" office:value-type="string">
            <text:p text:style-name="P8">0.95 (+/- 0.02)</text:p>
          </table:table-cell>
          <table:table-cell table:style-name="Tabela2.A2" office:value-type="string">
            <text:p text:style-name="P8">8.4909</text:p>
          </table:table-cell>
          <table:table-cell table:style-name="Tabela2.A2" office:value-type="string">
            <text:p text:style-name="P8">0.9327</text:p>
          </table:table-cell>
          <table:table-cell table:style-name="Tabela2.F2" office:value-type="string">
            <text:p text:style-name="P8">5.9932</text:p>
          </table:table-cell>
        </table:table-row>
        <table:table-row>
          <table:table-cell table:style-name="Tabela2.A2" office:value-type="string">
            <text:p text:style-name="P7">GBE</text:p>
          </table:table-cell>
          <table:table-cell table:style-name="Tabela2.A2" office:value-type="string">
            <text:p text:style-name="P8">0.97 (+/- 0.00)</text:p>
          </table:table-cell>
          <table:table-cell table:style-name="Tabela2.A2" office:value-type="string">
            <text:p text:style-name="P8">0.97 (+/- 0.00)</text:p>
          </table:table-cell>
          <table:table-cell table:style-name="Tabela2.A2" office:value-type="string">
            <text:p text:style-name="P8">5.7263</text:p>
          </table:table-cell>
          <table:table-cell table:style-name="Tabela2.A2" office:value-type="string">
            <text:p text:style-name="P8">0.9688</text:p>
          </table:table-cell>
          <table:table-cell table:style-name="Tabela2.F2" office:value-type="string">
            <text:p text:style-name="P8">3.1882</text:p>
          </table:table-cell>
        </table:table-row>
      </table:table>
      <text:p text:style-name="P3"/>
      <text:p text:style-name="P13">* <text:span text:style-name="T4">Explained variance regression score function: Best possible score is 1.0, lower values are worse.</text:span></text:p>
      <text:p text:style-name="Text_20_body"><text:span text:style-name="T8">A seguir, mais detalhes sobre o tempo de execução e outras métricas (R² e MSE)</text:span><text:line-break/></text:p>
      <text:p text:style-name="P5">------------------------------</text:p>
      <text:p text:style-name="P4"/>
      <text:p text:style-name="P4">Cross validation com shuffle split</text:p>
      <text:p text:style-name="P4"/>
      <text:p text:style-name="P4">------------------------------</text:p>
      <text:p text:style-name="P1"/>
      <text:p text:style-name="P1">Scores 1 - LinearRegression: </text:p>
      <text:p text:style-name="P1">[ 0.92444975 <text:s/>0.92863816 <text:s/>0.92941018 <text:s/>0.92749279 <text:s/>0.92708773]</text:p>
      <text:p text:style-name="P1">Accuracy: 0.93 (+/- 0.00)</text:p>
      <text:p text:style-name="P1">Tempo de cross validation:</text:p>
      <text:p text:style-name="P1">0:00:00.339168</text:p>
      <text:p text:style-name="P1"/>
      <text:p text:style-name="P1">------------------------------</text:p>
      <text:p text:style-name="P1"/>
      <text:p text:style-name="P1">Scores 2 - SVR: </text:p>
      <text:p text:style-name="P1">[ 0.91664057 <text:s/>0.92272254 <text:s/>0.92365913 <text:s/>0.92075292 <text:s/>0.92030868]</text:p>
      <text:p text:style-name="P1">Accuracy: 0.92 (+/- 0.00)</text:p>
      <text:p text:style-name="P1">Tempo de cross validation: </text:p>
      <text:p text:style-name="P1">0:27:34.783880</text:p>
      <text:p text:style-name="P1"/>
      <text:p text:style-name="P1">------------------------------</text:p>
      <text:p text:style-name="P1"/>
      <text:p text:style-name="P1">Scores 3 - LinearSVR: </text:p>
      <text:p text:style-name="P1">[ 0.89745628 <text:s/>0.90176684 <text:s/>0.92292723 <text:s/>0.91546824 <text:s/>0.88434001]</text:p>
      <text:p text:style-name="P1">Accuracy: 0.90 (+/- 0.03)</text:p>
      <text:p text:style-name="P1">Tempo de cross validation: </text:p>
      <text:p text:style-name="P1">0:00:40.894546</text:p>
      <text:p text:style-name="P1"/>
      <text:p text:style-name="P1">------------------------------</text:p>
      <text:p text:style-name="P1"/>
      <text:p text:style-name="P1">Scores 4 - NuSVR: </text:p>
      <text:p text:style-name="P1">[ 0.78263038 <text:s/>0.78525376 <text:s/>0.78479349 <text:s/>0.7813724 <text:s text:c="2"/>0.7831869 ]</text:p>
      <text:p text:style-name="P1">Accuracy: 0.78 (+/- 0.00)</text:p>
      <text:p text:style-name="P1">Tempo de cross validation: </text:p>
      <text:p text:style-name="P1">0:06:54.158864</text:p>
      <text:p text:style-name="P1"/>
      <text:p text:style-name="P1">------------------------------</text:p>
      <text:p text:style-name="P1"/>
      <text:p text:style-name="P1">Scores 5 - KNN: </text:p>
      <text:p text:style-name="P1">[ 0.93984595 <text:s/>0.94454279 <text:s/>0.94497517 <text:s/>0.94028477 <text:s/>0.94371393]</text:p>
      <text:p text:style-name="P1">Accuracy: 0.94 (+/- 0.00)</text:p>
      <text:p text:style-name="P1">Tempo de cross validation: </text:p>
      <text:p text:style-name="P1">0:00:00.595204</text:p>
      <text:p text:style-name="P1"/>
      <text:p text:style-name="P1">------------------------------</text:p>
      <text:p text:style-name="P1"/>
      <text:p text:style-name="P1">Scores 6 - DecisionTreeRegressor: </text:p>
      <text:p text:style-name="P1">[ 0.9653723 <text:s text:c="2"/>0.96882996 <text:s/>0.96701018 <text:s/>0.96831844 <text:s/>0.96401301]</text:p>
      <text:p text:style-name="P1">Accuracy: 0.97 (+/- 0.00)</text:p>
      <text:p text:style-name="P1">Tempo de cross validation: </text:p>
      <text:p text:style-name="P1">0:00:02.027357</text:p>
      <text:p text:style-name="P1"/>
      <text:p text:style-name="P1"><text:soft-page-break/>------------------------------</text:p>
      <text:p text:style-name="P1"/>
      <text:p text:style-name="P1">Scores 7 - NNet: </text:p>
      <text:p text:style-name="P1">[ 0.92669126 <text:s/>0.962206 <text:s text:c="3"/>0.93311013 <text:s/>0.9617979 <text:s text:c="2"/>0.95679611]</text:p>
      <text:p text:style-name="P1">Accuracy: 0.95 (+/- 0.03)</text:p>
      <text:p text:style-name="P1">Tempo de cross validation: </text:p>
      <text:p text:style-name="P1">0:03:58.837893</text:p>
      <text:p text:style-name="P1"/>
      <text:p text:style-name="P1">------------------------------</text:p>
      <text:p text:style-name="P1"/>
      <text:p text:style-name="P1">Scores 8 - GBE: </text:p>
      <text:p text:style-name="P1">[ 0.96717125 <text:s/>0.96908217 <text:s/>0.96976121 <text:s/>0.96851752 <text:s/>0.9675402 ]</text:p>
      <text:p text:style-name="P1">Accuracy: 0.97 (+/- 0.00)</text:p>
      <text:p text:style-name="P1">Tempo de cross validation: </text:p>
      <text:p text:style-name="P1">0:00:10.941112</text:p>
      <text:p text:style-name="P1"/>
      <text:p text:style-name="P1">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------------------------------</text:p>
      <text:p text:style-name="P4"/>
      <text:p text:style-name="P4">Cross validation com KFold = 5</text:p>
      <text:p text:style-name="P4"/>
      <text:p text:style-name="P4">------------------------------</text:p>
      <text:p text:style-name="P1"/>
      <text:p text:style-name="P1">Scores 1 - LinearRegression: </text:p>
      <text:p text:style-name="P1">[ 0.92753751 <text:s/>0.92527324 <text:s/>0.92846216 <text:s/>0.92717315 <text:s/>0.92865424]</text:p>
      <text:p text:style-name="P1">Accuracy: 0.93 (+/- 0.00)</text:p>
      <text:p text:style-name="P1">Tempo de cross validation:</text:p>
      <text:p text:style-name="P1">0:00:00.332766</text:p>
      <text:p text:style-name="P1"/>
      <text:p text:style-name="P1">------------------------------</text:p>
      <text:p text:style-name="P1"/>
      <text:p text:style-name="P1">Scores 2 - SVR: </text:p>
      <text:p text:style-name="P1">[ 0.92064519 <text:s/>0.91984772 <text:s/>0.92141502 <text:s/>0.92077003 <text:s/>0.92162819]</text:p>
      <text:p text:style-name="P1">Accuracy: 0.92 (+/- 0.00)</text:p>
      <text:p text:style-name="P1">Tempo de cross validation: </text:p>
      <text:p text:style-name="P1">0:27:18.859683</text:p>
      <text:p text:style-name="P1"/>
      <text:p text:style-name="P1">------------------------------</text:p>
      <text:p text:style-name="P1"/>
      <text:p text:style-name="P1">Scores 3 - LinearSVR: </text:p>
      <text:p text:style-name="P1">[ 0.8728417 <text:s text:c="2"/>0.91592413 <text:s/>0.92217188 <text:s/>0.91792192 <text:s/>0.89289644]</text:p>
      <text:p text:style-name="P1">Accuracy: 0.90 (+/- 0.04)</text:p>
      <text:p text:style-name="P1">Tempo de cross validation: </text:p>
      <text:p text:style-name="P1">0:00:41.007015</text:p>
      <text:p text:style-name="P1"/>
      <text:p text:style-name="P1"><text:soft-page-break/>------------------------------</text:p>
      <text:p text:style-name="P1"/>
      <text:p text:style-name="P1">Scores 4 - NuSVR: </text:p>
      <text:p text:style-name="P1">[ 0.7844322 <text:s text:c="2"/>0.78437582 <text:s/>0.78252651 <text:s/>0.77847571 <text:s/>0.78698498]</text:p>
      <text:p text:style-name="P1">Accuracy: 0.78 (+/- 0.01)</text:p>
      <text:p text:style-name="P1">Tempo de cross validation: </text:p>
      <text:p text:style-name="P1">0:06:45.907892</text:p>
      <text:p text:style-name="P1"/>
      <text:p text:style-name="P1">------------------------------</text:p>
      <text:p text:style-name="P1"/>
      <text:p text:style-name="P1">Scores 5 - KNN: </text:p>
      <text:p text:style-name="P1">[ 0.9403039 <text:s text:c="2"/>0.94406872 <text:s/>0.94369181 <text:s/>0.94056877 <text:s/>0.94440997]</text:p>
      <text:p text:style-name="P1">Accuracy: 0.94 (+/- 0.00)</text:p>
      <text:p text:style-name="P1">Tempo de cross validation: </text:p>
      <text:p text:style-name="P1">0:00:00.908110</text:p>
      <text:p text:style-name="P1"/>
      <text:p text:style-name="P1">------------------------------</text:p>
      <text:p text:style-name="P1"/>
      <text:p text:style-name="P1">Scores 6 - DecisionTreeRegressor: </text:p>
      <text:p text:style-name="P1">[ 0.96636489 <text:s/>0.965202 <text:s text:c="3"/>0.96550781 <text:s/>0.96478963 <text:s/>0.96852649]</text:p>
      <text:p text:style-name="P1">Accuracy: 0.97 (+/- 0.00)</text:p>
      <text:p text:style-name="P1">Tempo de cross validation: </text:p>
      <text:p text:style-name="P1">0:00:02.253831</text:p>
      <text:p text:style-name="P1"/>
      <text:p text:style-name="P1">------------------------------</text:p>
      <text:p text:style-name="P1"/>
      <text:p text:style-name="P1">Scores 7 - NNet: </text:p>
      <text:p text:style-name="P1">[ 0.93067327 <text:s/>0.95056222 <text:s/>0.96184397 <text:s/>0.95997811 <text:s/>0.95111198]</text:p>
      <text:p text:style-name="P1">Accuracy: 0.95 (+/- 0.02)</text:p>
      <text:p text:style-name="P1">Tempo de cross validation: </text:p>
      <text:p text:style-name="P1">0:03:51.281845</text:p>
      <text:p text:style-name="P1"/>
      <text:p text:style-name="P1">------------------------------</text:p>
      <text:p text:style-name="P1"/>
      <text:p text:style-name="P1">Scores 8 - GBE: </text:p>
      <text:p text:style-name="P1">[ 0.9683126 <text:s text:c="2"/>0.9679189 <text:s text:c="2"/>0.96849253 <text:s/>0.96884281 <text:s/>0.9691194 ]</text:p>
      <text:p text:style-name="P1">Accuracy: 0.97 (+/- 0.00)</text:p>
      <text:p text:style-name="P1">Tempo de cross validation: </text:p>
      <text:p text:style-name="P1">0:00:11.042854</text:p>
      <text:p text:style-name="P1"/>
      <text:p text:style-name="P1">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4">------------------------------</text:p>
      <text:p text:style-name="P4"/>
      <text:p text:style-name="P4">Treino com 80% e teste com 20%</text:p>
      <text:p text:style-name="P4"/>
      <text:p text:style-name="P4">------------------------------</text:p>
      <text:p text:style-name="P1"><text:soft-page-break/></text:p>
      <text:p text:style-name="P2">LinearRegression -----</text:p>
      <text:p text:style-name="P1"/>
      <text:p text:style-name="P1">Tempo de treinamento/carregamento: </text:p>
      <text:p text:style-name="P1">0:00:00.005924</text:p>
      <text:p text:style-name="P1">Tempo de predicao: </text:p>
      <text:p text:style-name="P1">0:00:00.000426</text:p>
      <text:p text:style-name="P1">r2 score: 0.928660</text:p>
      <text:p text:style-name="P1">mse: 75.183444</text:p>
      <text:p text:style-name="P1">rmse: 8.670838714</text:p>
      <text:p text:style-name="P1">mae: 5.697742</text:p>
      <text:p text:style-name="P1">explained variance score: 0.928660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SVR ----- </text:p>
      <text:p text:style-name="P1"/>
      <text:p text:style-name="P1">Tempo de treinamento/carregamento: </text:p>
      <text:p text:style-name="P1">0:03:49.874539</text:p>
      <text:p text:style-name="P1">Tempo de predicao: </text:p>
      <text:p text:style-name="P1">0:00:18.930311</text:p>
      <text:p text:style-name="P1">r2 score: 0.921630</text:p>
      <text:p text:style-name="P1">mse: 82.592285</text:p>
      <text:p text:style-name="P1">rmse: 9.088029764</text:p>
      <text:p text:style-name="P1">mae: 4.878133</text:p>
      <text:p text:style-name="P1">explained variance score: 0.921751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Linear SVR ----- </text:p>
      <text:p text:style-name="P1"/>
      <text:p text:style-name="P1">Tempo de treinamento/carregamento: </text:p>
      <text:p text:style-name="P1">0:00:06.986434</text:p>
      <text:p text:style-name="P1">Tempo de predicao: </text:p>
      <text:p text:style-name="P1">0:00:00.000340</text:p>
      <text:p text:style-name="P1">r2 score: 0.900911</text:p>
      <text:p text:style-name="P1">mse: 104.427458</text:p>
      <text:p text:style-name="P1">rmse: 10.218975389</text:p>
      <text:p text:style-name="P1">mae: 6.672393</text:p>
      <text:p text:style-name="P1">explained variance score: 0.924046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<text:soft-page-break/>NuSVR ----- </text:p>
      <text:p text:style-name="P1"/>
      <text:p text:style-name="P1">Tempo de treinamento/carregamento: </text:p>
      <text:p text:style-name="P1">0:01:20.147258</text:p>
      <text:p text:style-name="P1">Tempo de predicao: </text:p>
      <text:p text:style-name="P1">0:00:02.507026</text:p>
      <text:p text:style-name="P1">r2 score: 0.787005</text:p>
      <text:p text:style-name="P1">mse: 224.470249</text:p>
      <text:p text:style-name="P1">rmse: 14.982331227</text:p>
      <text:p text:style-name="P1">mae: 13.568541</text:p>
      <text:p text:style-name="P1">explained variance score: 0.815299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KNN ----- </text:p>
      <text:p text:style-name="P1"/>
      <text:p text:style-name="P1">Tempo de treinamento/carregamento: </text:p>
      <text:p text:style-name="P1">0:00:00.056518</text:p>
      <text:p text:style-name="P1">Tempo de predicao: </text:p>
      <text:p text:style-name="P1">0:00:00.074330</text:p>
      <text:p text:style-name="P1">r2 score: 0.944409</text:p>
      <text:p text:style-name="P1">mse: 58.586560</text:p>
      <text:p text:style-name="P1">rmse: 7.654185783</text:p>
      <text:p text:style-name="P1">mae: 3.976390</text:p>
      <text:p text:style-name="P1">explained variance score: 0.944413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DecisionTreeRegressor ----- </text:p>
      <text:p text:style-name="P1"/>
      <text:p text:style-name="P1">Tempo de treinamento/carregamento: </text:p>
      <text:p text:style-name="P1">0:00:00.444863</text:p>
      <text:p text:style-name="P1">Tempo de predicao: </text:p>
      <text:p text:style-name="P1">0:00:00.007448</text:p>
      <text:p text:style-name="P1">r2 score: 0.968511</text:p>
      <text:p text:style-name="P1">mse: 33.185952</text:p>
      <text:p text:style-name="P1">rmse: 5.760724954</text:p>
      <text:p text:style-name="P1">mae: 2.356724</text:p>
      <text:p text:style-name="P1">explained variance score: 0.968531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NNet ----- </text:p>
      <text:p text:style-name="P1"><text:soft-page-break/></text:p>
      <text:p text:style-name="P1">Tempo de treinamento/carregamento: </text:p>
      <text:p text:style-name="P1">0:00:11.260512</text:p>
      <text:p text:style-name="P1">Tempo de predicao: </text:p>
      <text:p text:style-name="P1">0:00:00.036005</text:p>
      <text:p text:style-name="P1">r2 score: 0.931589</text:p>
      <text:p text:style-name="P1">mse: 72.096447</text:p>
      <text:p text:style-name="P1">rmse: 8.490962666</text:p>
      <text:p text:style-name="P1">mae: 5.993289</text:p>
      <text:p text:style-name="P1">explained variance score: 0.932753</text:p>
      <text:p text:style-name="P1"/>
      <text:p text:style-name="P1">------------------------------</text:p>
      <text:p text:style-name="P1"/>
      <text:p text:style-name="P1"/>
      <text:p text:style-name="P1">------------------------------</text:p>
      <text:p text:style-name="P1"/>
      <text:p text:style-name="P1">GBE ----- </text:p>
      <text:p text:style-name="P1"/>
      <text:p text:style-name="P1">Tempo de treinamento/carregamento: </text:p>
      <text:p text:style-name="P1">0:00:02.238957</text:p>
      <text:p text:style-name="P1">Tempo de predicao: </text:p>
      <text:p text:style-name="P1">0:00:00.021074</text:p>
      <text:p text:style-name="P1">r2 score: 0.968885</text:p>
      <text:p text:style-name="P1">mse: 32.791239</text:p>
      <text:p text:style-name="P1">rmse: 5.726363506</text:p>
      <text:p text:style-name="P1">mae: 3.188219</text:p>
      <text:p text:style-name="P1">explained variance score: 0.968893</text:p>
      <text:p text:style-name="P1"/>
      <text:p text:style-name="P1">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87cm" fo:margin-right="1.3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38:52.138733985</meta:creation-date>
    <dc:date>2018-11-06T14:06:44.856361366</dc:date>
    <meta:editing-duration>PT5M36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7" meta:paragraph-count="276" meta:word-count="734" meta:character-count="6705" meta:non-whitespace-character-count="6120"/>
  </office:meta>
</office:document-meta>
</file>